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Black"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center" style:justify-single-word="false"/>
      <style:text-properties style:font-name="Arial Black" fo:font-size="25pt" style:text-underline-style="solid" style:text-underline-width="auto" style:text-underline-color="font-color" fo:font-weight="bold" officeooo:rsid="001cf649" officeooo:paragraph-rsid="001cf649" style:font-size-asian="21.8500003814697pt" style:font-weight-asian="bold" style:font-size-complex="25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officeooo:rsid="001cf649" officeooo:paragraph-rsid="001cf649"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normal" officeooo:rsid="001e21e2" officeooo:paragraph-rsid="001e21e2"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officeooo:rsid="001cf649" officeooo:paragraph-rsid="001cf649" style:font-size-asian="10.5pt" style:font-weight-asian="bold" style:font-size-complex="12pt" style:font-weight-complex="bold"/>
    </style:style>
    <style:style style:name="P6"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officeooo:rsid="001e21e2" officeooo:paragraph-rsid="001e21e2" style:font-size-asian="10.5pt" style:font-weight-asian="bold" style:font-size-complex="12pt" style:font-weight-complex="bold"/>
    </style:style>
    <style:style style:name="P7"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cf649" officeooo:paragraph-rsid="001cf649" style:font-size-asian="10.5pt" style:font-weight-asian="normal" style:font-size-complex="12pt" style:font-weight-complex="normal"/>
    </style:style>
    <style:style style:name="T1" style:family="text">
      <style:text-properties officeooo:rsid="001e21e2"/>
    </style:style>
    <style:style style:name="T2" style:family="text">
      <style:text-properties officeooo:rsid="0020218c"/>
    </style:style>
    <style:style style:name="T3" style:family="text">
      <style:text-properties officeooo:rsid="002116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2">Pflichtenheft – Schach</text:p>
      <text:p text:style-name="P5"/>
      <text:p text:style-name="P5"/>
      <text:p text:style-name="P5">Produktübersicht:</text:p>
      <text:p text:style-name="P3"/>
      <text:p text:style-name="P3">Ziel des Programms ist es ein vollständiges und regelkonformes Schachspiel, für zwei lokale Spieler, zu ermöglichen, mit dementsprechender Gewinnauswertung.</text:p>
      <text:p text:style-name="P3"/>
      <text:p text:style-name="P5">Produkteinsatz:</text:p>
      <text:p text:style-name="P5"/>
      <text:p text:style-name="P3">Dieses Projekt dient der Unterhaltung jeglicher Altersgruppen, die kein Schachfeld besitzen, aber dennoch das Verlangen nach einer Partie Schach haben</text:p>
      <text:p text:style-name="P5"/>
      <text:p text:style-name="P5">a) Anwendungsbereiche:</text:p>
      <text:p text:style-name="P5"/>
      <text:p text:style-name="P3">Das Programm bietet ein lokales Spielen für zwei Spieler.</text:p>
      <text:p text:style-name="P3"/>
      <text:p text:style-name="P5">b) Zielgruppe:</text:p>
      <text:p text:style-name="P3"/>
      <text:p text:style-name="P3">Das Spiel ist für alle Personen, die des Schaches mächtig sind.</text:p>
      <text:p text:style-name="P3"/>
      <text:p text:style-name="P5">c) Betriebsbedingungen:</text:p>
      <text:p text:style-name="P3"/>
      <text:p text:style-name="P3">Die maximale und minimale Nutzeranzahl ist auf zwei Personen beschränkt. Grundsätzlich soll dieses Programm auf jeglichen Betriebssystemen funktionieren, welche die Entwicklungsumgebung „BlueJ“ unterstützen. Da dieses Spiel ausschließlich offline verfügbar sein soll, muss es dementsprechend 24/7 verfügbar sein.</text:p>
      <text:p text:style-name="P3"/>
      <text:p text:style-name="P5">Zielbestimmung:</text:p>
      <text:p text:style-name="P3"/>
      <text:p text:style-name="P5">a) Musskriterien:</text:p>
      <text:p text:style-name="P3"/>
      <text:p text:style-name="P7">Homescreen:</text:p>
      <text:p text:style-name="P7"/>
      <text:p text:style-name="P3">- Auswahl folgender Sprachen: Deutsch, Russisch, Englisch, Latein, Französisch</text:p>
      <text:p text:style-name="P3">- Auswahl der Namen</text:p>
      <text:p text:style-name="P3"/>
      <text:p text:style-name="P7">Spiel:</text:p>
      <text:p text:style-name="P3"/>
      <text:p text:style-name="P3">- graphische Anzeige des Spielfeldes</text:p>
      <text:p text:style-name="P3">- befolgt allen Regeln des Schachspiels</text:p>
      <text:p text:style-name="P3">- Erkennung möglicher Züge der angeklickten Figur</text:p>
      <text:p text:style-name="P3">- Erkennung von Schach, Schach-Matt <text:span text:style-name="T2">und Patt</text:span></text:p>
      <text:p text:style-name="P3">- lokales Schachspiel</text:p>
      <text:p text:style-name="P3">- Anzeige, wer dran ist</text:p>
      <text:p text:style-name="P3"/>
      <text:p text:style-name="P3"/>
      <text:p text:style-name="P3"/>
      <text:p text:style-name="P7"><text:soft-page-break/>Schluss:</text:p>
      <text:p text:style-name="P3"/>
      <text:p text:style-name="P3">- Siegerscreen</text:p>
      <text:p text:style-name="P3">- Restart-Button</text:p>
      <text:p text:style-name="P3">- Back-to-Home-Button</text:p>
      <text:p text:style-name="P3"/>
      <text:p text:style-name="P5">b) Wunschkriterien:</text:p>
      <text:p text:style-name="P5"/>
      <text:p text:style-name="P3">- Das Feld könnte sich entsprechend der Person, welche am Zug ist, drehen</text:p>
      <text:p text:style-name="P3">- Bewertung des Spiels anhand der Figuren, die sich auf dem Feld derzeit befinden</text:p>
      <text:p text:style-name="P3"/>
      <text:p text:style-name="P5">c) Abgrenzungskriterien:</text:p>
      <text:p text:style-name="P3"/>
      <text:p text:style-name="P3">- Das Spiel soll keinen Schach-Bot beinhalten</text:p>
      <text:p text:style-name="P3">- Das Spiel soll keine zeitlichen Begrenzungen angeben</text:p>
      <text:p text:style-name="P3">- Das Spiel soll nicht die Qualität des Zuges bewerten</text:p>
      <text:p text:style-name="P3">- Das Programm soll keine Schnittstellen zu anderen Programmen bieten</text:p>
      <text:p text:style-name="P3"/>
      <text:p text:style-name="P5">Produktfunktionen:</text:p>
      <text:p text:style-name="P5"/>
      <text:p text:style-name="P3">- Spieler <text:span text:style-name="T1">entsprechend der Farbe</text:span> benennen</text:p>
      <text:p text:style-name="P3">- <text:span text:style-name="T1">Spiel starten</text:span></text:p>
      <text:p text:style-name="P3">- <text:span text:style-name="T1">Spiel neu starten</text:span></text:p>
      <text:p text:style-name="P3">- <text:span text:style-name="T1">Während des Spiels zurück zum Homescreen</text:span></text:p>
      <text:p text:style-name="P3">- <text:span text:style-name="T1">Ermittlung von Schach, Schach-Matt </text:span><text:span text:style-name="T3">und Patt</text:span></text:p>
      <text:p text:style-name="P3">- <text:span text:style-name="T1">Gewinnerscreen mit Möglichkeit das Spiel neu zu starten und zurück zum Homescreen zu kommen</text:span></text:p>
      <text:p text:style-name="P3">- <text:span text:style-name="T1">Anzeige der möglichen Züge, wenn man eine Figur angeklickt hat</text:span></text:p>
      <text:p text:style-name="P3"/>
      <text:p text:style-name="P6">Qualitätsanforderungen:</text:p>
      <text:p text:style-name="P6"/>
      <text:p text:style-name="P4">Funktionalität: <text:tab/>sehr gut</text:p>
      <text:p text:style-name="P4">Zuverlässigkeit:<text:tab/>gut – sehr gut</text:p>
      <text:p text:style-name="P4">Benutzbarkeit:<text:tab/>gut – sehr gut</text:p>
      <text:p text:style-name="P4">Effizienz:<text:tab/><text:tab/>normal – gut</text:p>
      <text:p text:style-name="P4">Übertragbarkeit:<text:tab/>normal (Quellcode erhalten und dementsprechend ausführen)</text:p>
      <text:p text:style-name="P3"/>
      <text:p text:style-name="P5">Benutzeroberfläche:</text:p>
      <text:p text:style-name="P5"/>
      <text:p text:style-name="P3">//<text:span text:style-name="T1">Hier muss das Bild vom fertigen Programm rei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6T08:33:35.868000000</meta:creation-date>
    <dc:date>2024-04-28T15:03:01.187000000</dc:date>
    <meta:editing-duration>PT1H9M44S</meta:editing-duration>
    <meta:editing-cycles>4</meta:editing-cycles>
    <meta:generator>LibreOffice/7.6.4.1$Windows_X86_64 LibreOffice_project/e19e193f88cd6c0525a17fb7a176ed8e6a3e2aa1</meta:generator>
    <meta:document-statistic meta:table-count="0" meta:image-count="0" meta:object-count="0" meta:page-count="2" meta:paragraph-count="51" meta:word-count="315" meta:character-count="2296" meta:non-whitespace-character-count="2026"/>
  </office:meta>
</office:document-meta>
</file>